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6611121490963240242" text:style-name="L1">
        <text:list-item>
          <text:list>
            <text:list-header>
              <text:p text:style-name="P15">1.5 miles averaging 9:00/mile with some paces as fast as 7:41/mile and rested about 5:00 </text:p>
              <text:p text:style-name="P15">6 x ¼ mile each in 2:00 with a ¼ mile jog before each run and ¼ mile jog at the end </text:p>
              <text:p text:style-name="P15">All jogs were at about 12/mile pace.</text:p>
              <text:p text:style-name="P15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6674938" text:continue-numbering="true" text:style-name="L1">
        <text:list-item>
          <text:list>
            <text:list-header>
              <text:p text:style-name="P15">1.5 miles averaging 9:00/mile with some paces as fast as 7:47/mile and rested about 5:00 </text:p>
              <text:p text:style-name="P15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8554793253700338419" text:style-name="L2">
        <text:list-item>
          <text:list>
            <text:list-header>
              <text:p text:style-name="P16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4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4"><text:span text:style-name="T7"/></text:p>
      <text:p text:style-name="P14"><text:span text:style-name="T7">The next page contains the details about my nourishment for the Green Jewel 50K, the planned approximate schedule for times I would be reaching each aid station and what Mary Jane would be giving me at the stations.</text:span></text:p>
      <text:p text:style-name="P14"><text:span text:style-name="T7"/></text:p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3"><text:soft-page-break/>Sun June 3, 2018 <text:span text:style-name="T1">no running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3T16:49:13.87</dc:date>
    <dc:creator>James Lombardi</dc:creator>
    <meta:editing-duration>P3DT3H44M34S</meta:editing-duration>
    <meta:editing-cycles>292</meta:editing-cycles>
    <meta:generator>OpenOffice/4.1.2$Win32 OpenOffice.org_project/412m3$Build-9782</meta:generator>
    <meta:document-statistic meta:table-count="0" meta:image-count="0" meta:object-count="0" meta:page-count="16" meta:paragraph-count="332" meta:word-count="4282" meta:character-count="20950"/>
  </office:meta>
</office:document-meta>
</file>